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22dfe"/>
    </style:style>
    <style:style style:name="P3" style:family="paragraph" style:parent-style-name="Standard" style:list-style-name="L1">
      <style:text-properties officeooo:paragraph-rsid="00121d23"/>
    </style:style>
    <style:style style:name="P4" style:family="paragraph" style:parent-style-name="Standard" style:list-style-name="L1">
      <style:text-properties style:text-underline-style="none" fo:font-weight="normal" officeooo:paragraph-rsid="00092f1b" fo:background-color="#ffff00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1cfbc5" fo:background-color="#ffff00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ee173" officeooo:paragraph-rsid="001ee173" fo:background-color="#ffff00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259ab5" officeooo:paragraph-rsid="00259ab5" fo:background-color="#ffff00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paragraph-rsid="0018722a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bold" officeooo:rsid="00259ab5" officeooo:paragraph-rsid="00259ab5" style:font-weight-asian="bold" style:font-weight-complex="bold"/>
    </style:style>
    <style:style style:name="P10" style:family="paragraph" style:parent-style-name="Standard" style:list-style-name="L1">
      <style:text-properties fo:font-style="normal" officeooo:rsid="000a46ea" officeooo:paragraph-rsid="000a46ea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df1b9" officeooo:paragraph-rsid="000df1b9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0ad087" officeooo:paragraph-rsid="000ad087" fo:background-color="#ffff00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0c274d" officeooo:paragraph-rsid="000c274d" fo:background-color="#ffff00" style:font-style-asian="normal" style:font-style-complex="normal"/>
    </style:style>
    <style:style style:name="P14" style:family="paragraph" style:parent-style-name="Standard" style:list-style-name="L1">
      <style:text-properties fo:font-style="normal" officeooo:rsid="002f8295" officeooo:paragraph-rsid="002f8295" fo:background-color="#ffff00" style:font-style-asian="normal" style:font-style-complex="normal"/>
    </style:style>
    <style:style style:name="P15" style:family="paragraph" style:parent-style-name="Standard" style:list-style-name="L1">
      <style:text-properties fo:font-style="normal" officeooo:rsid="000c274d" officeooo:paragraph-rsid="002f8295" fo:background-color="transparent" style:font-style-asian="normal" style:font-style-complex="normal"/>
    </style:style>
    <style:style style:name="P16" style:family="paragraph" style:parent-style-name="Standard" style:list-style-name="L1">
      <style:text-properties fo:font-style="italic" style:text-underline-style="none" officeooo:rsid="000ac297" officeooo:paragraph-rsid="000ac297" fo:background-color="#ffff00" style:font-style-asian="italic" style:font-style-complex="italic"/>
    </style:style>
    <style:style style:name="P17" style:family="paragraph" style:parent-style-name="Standard" style:list-style-name="L1">
      <style:text-properties officeooo:rsid="000985e1" officeooo:paragraph-rsid="00121d23" fo:background-color="#ffff00"/>
    </style:style>
    <style:style style:name="P18" style:family="paragraph" style:parent-style-name="Standard" style:list-style-name="L1">
      <style:text-properties officeooo:paragraph-rsid="00259ab5" fo:background-color="#ffff00"/>
    </style:style>
    <style:style style:name="P19" style:family="paragraph" style:parent-style-name="Standard" style:list-style-name="L1">
      <style:text-properties officeooo:rsid="002da1f6" officeooo:paragraph-rsid="002da1f6" fo:background-color="#ffff00"/>
    </style:style>
    <style:style style:name="P20" style:family="paragraph" style:parent-style-name="Standard" style:list-style-name="L1">
      <style:text-properties officeooo:rsid="0030ad61" officeooo:paragraph-rsid="0030ad61" fo:background-color="#ffff00"/>
    </style:style>
    <style:style style:name="P21" style:family="paragraph" style:parent-style-name="Standard" style:list-style-name="L1">
      <style:text-properties officeooo:rsid="001248d9" officeooo:paragraph-rsid="00121d23"/>
    </style:style>
    <style:style style:name="P22" style:family="paragraph" style:parent-style-name="Standard" style:list-style-name="L1">
      <style:text-properties fo:font-weight="bold" officeooo:rsid="001b098b" officeooo:paragraph-rsid="001b098b" style:font-weight-asian="bold" style:font-weight-complex="bold"/>
    </style:style>
    <style:style style:name="P23" style:family="paragraph" style:parent-style-name="Standard" style:list-style-name="L1">
      <style:text-properties fo:font-weight="bold" officeooo:paragraph-rsid="0014d9a0" fo:background-color="#e6e6ff" style:font-weight-asian="bold" style:font-weight-complex="bold"/>
    </style:style>
    <style:style style:name="P24" style:family="paragraph" style:parent-style-name="Standard" style:list-style-name="L1">
      <style:text-properties officeooo:rsid="001ee173" officeooo:paragraph-rsid="001ee173"/>
    </style:style>
    <style:style style:name="P25" style:family="paragraph" style:parent-style-name="Standard" style:list-style-name="L1">
      <style:text-properties officeooo:rsid="00259ab5" officeooo:paragraph-rsid="00259ab5"/>
    </style:style>
    <style:style style:name="P26" style:family="paragraph" style:parent-style-name="Standard" style:list-style-name="L1">
      <style:text-properties style:text-underline-style="solid" style:text-underline-width="auto" style:text-underline-color="font-color" fo:font-weight="bold" officeooo:rsid="002879b1" officeooo:paragraph-rsid="002879b1" style:font-weight-asian="bold" style:font-weight-complex="bold"/>
    </style:style>
    <style:style style:name="P27" style:family="paragraph" style:parent-style-name="Standard" style:list-style-name="L1">
      <style:text-properties officeooo:rsid="002e4a18"/>
    </style:style>
    <style:style style:name="P28" style:family="paragraph" style:parent-style-name="Standard" style:list-style-name="L1">
      <style:text-properties officeooo:rsid="0030ad61" officeooo:paragraph-rsid="0030ad61"/>
    </style:style>
    <style:style style:name="P29" style:family="paragraph" style:parent-style-name="Standard" style:list-style-name="L1">
      <style:text-properties officeooo:rsid="003219bd" officeooo:paragraph-rsid="003219bd"/>
    </style:style>
    <style:style style:name="P30" style:family="paragraph" style:parent-style-name="Standard" style:list-style-name="L1">
      <style:text-properties officeooo:rsid="0033fd2e" officeooo:paragraph-rsid="0033fd2e"/>
    </style:style>
    <style:style style:name="P31" style:family="paragraph" style:parent-style-name="Standard" style:list-style-name="L1">
      <style:text-properties officeooo:rsid="00358603" officeooo:paragraph-rsid="00358603"/>
    </style:style>
    <style:style style:name="P32" style:family="paragraph" style:parent-style-name="Standard" style:list-style-name="L1">
      <style:text-properties officeooo:paragraph-rsid="00119425" fo:background-color="#e6e6ff"/>
    </style:style>
    <style:style style:name="T1" style:family="text">
      <style:text-properties officeooo:rsid="00092f1b"/>
    </style:style>
    <style:style style:name="T2" style:family="text">
      <style:text-properties fo:font-style="italic" officeooo:rsid="00092f1b" style:font-style-asian="italic" style:font-style-complex="italic"/>
    </style:style>
    <style:style style:name="T3" style:family="text">
      <style:text-properties fo:font-style="italic" style:text-underline-style="none" officeooo:rsid="0014d9a0" fo:background-color="#ffff00" style:font-style-asian="italic" style:font-style-complex="italic"/>
    </style:style>
    <style:style style:name="T4" style:family="text">
      <style:text-properties fo:font-style="normal" officeooo:rsid="00092f1b" style:font-style-asian="normal" style:font-style-complex="normal"/>
    </style:style>
    <style:style style:name="T5" style:family="text">
      <style:text-properties fo:font-style="normal" officeooo:rsid="000df1b9" style:font-style-asian="normal" style:font-style-complex="normal"/>
    </style:style>
    <style:style style:name="T6" style:family="text">
      <style:text-properties fo:font-style="normal" officeooo:rsid="000fbe48" style:font-style-asian="normal" style:font-style-complex="normal"/>
    </style:style>
    <style:style style:name="T7" style:family="text">
      <style:text-properties fo:font-style="normal" officeooo:rsid="00122dfe" style:font-style-asian="normal" style:font-style-complex="normal"/>
    </style:style>
    <style:style style:name="T8" style:family="text">
      <style:text-properties fo:font-style="normal" officeooo:rsid="00134991" style:font-style-asian="normal" style:font-style-complex="normal"/>
    </style:style>
    <style:style style:name="T9" style:family="text">
      <style:text-properties fo:font-style="normal" officeooo:rsid="0039ceb9" style:font-style-asian="normal" style:font-style-complex="normal"/>
    </style:style>
    <style:style style:name="T10" style:family="text">
      <style:text-properties officeooo:rsid="0014d9a0"/>
    </style:style>
    <style:style style:name="T11" style:family="text">
      <style:text-properties officeooo:rsid="00154877"/>
    </style:style>
    <style:style style:name="T12" style:family="text">
      <style:text-properties officeooo:rsid="001ae543"/>
    </style:style>
    <style:style style:name="T13" style:family="text">
      <style:text-properties officeooo:rsid="0018722a" fo:background-color="#ffff00"/>
    </style:style>
    <style:style style:name="T14" style:family="text">
      <style:text-properties officeooo:rsid="0018edd5" fo:background-color="#ffff00"/>
    </style:style>
    <style:style style:name="T15" style:family="text">
      <style:text-properties officeooo:rsid="001ae543" fo:background-color="#ffff00"/>
    </style:style>
    <style:style style:name="T16" style:family="text">
      <style:text-properties officeooo:rsid="00259ab5"/>
    </style:style>
    <style:style style:name="T17" style:family="text">
      <style:text-properties officeooo:rsid="002689c3" fo:background-color="#ff00ff"/>
    </style:style>
    <style:style style:name="T18" style:family="text">
      <style:text-properties officeooo:rsid="002f8295"/>
    </style:style>
    <style:style style:name="T19" style:family="text">
      <style:text-properties style:text-underline-style="solid" style:text-underline-width="auto" style:text-underline-color="font-color" officeooo:rsid="002f8295"/>
    </style:style>
    <style:style style:name="T20" style:family="text">
      <style:text-properties style:text-underline-style="none" officeooo:rsid="002f8295"/>
    </style:style>
    <style:style style:name="T21" style:family="text">
      <style:text-properties officeooo:rsid="0037685a"/>
    </style:style>
    <style:style style:name="T22" style:family="text">
      <style:text-properties officeooo:rsid="0038e600"/>
    </style:style>
    <style:style style:name="T23" style:family="text">
      <style:text-properties officeooo:rsid="003abacd"/>
    </style:style>
    <style:style style:name="T24" style:family="text">
      <style:text-properties fo:font-weight="normal" officeooo:rsid="003abac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03894111" text:style-name="L1">
        <text:list-item>
          <text:p text:style-name="P4"><text:span text:style-name="T1">Corrigir bug no </text:span><text:span text:style-name="T2">drag</text:span><text:span text:style-name="T4"> sobre a linha de ligação</text:span></text:p>
        </text:list-item>
        <text:list-item>
          <text:p text:style-name="P10">Implementar o CTR+C &amp; CTR+V</text:p>
        </text:list-item>
        <text:list-item>
          <text:p text:style-name="P2"><text:span text:style-name="T7">Implementar o CTR+</text:span><text:span text:style-name="T8">A</text:span></text:p>
        </text:list-item>
        <text:list-item>
          <text:p text:style-name="P16">Desenvolver menus Editar e Ajuda</text:p>
        </text:list-item>
        <text:list-item>
          <text:p text:style-name="P12">Criar barra de rolagem no palco</text:p>
        </text:list-item>
        <text:list-item>
          <text:p text:style-name="P13">Desenvolver o painel de configurações e dicionário de dados</text:p>
          <text:list>
            <text:list-item>
              <text:p text:style-name="P14">Resolver bugs ao movimentar o componente</text:p>
            </text:list-item>
            <text:list-item>
              <text:p text:style-name="P15"><text:span text:style-name="T18">Permitir </text:span><text:span text:style-name="T19">movimentar</text:span><text:span text:style-name="T20"> vários componentes juntos</text:span></text:p>
            </text:list-item>
          </text:list>
        </text:list-item>
        <text:list-item>
          <text:p text:style-name="P11">Implementar movimentação dos componentes por setas direcionais</text:p>
        </text:list-item>
        <text:list-item>
          <text:p text:style-name="P32"><text:span text:style-name="T5">Implementar algoritmos de </text:span><text:span text:style-name="T6">auxilio em alinhamentos dos componentes </text:span><text:span text:style-name="T9">(descontinuado)</text:span></text:p>
        </text:list-item>
        <text:list-item>
          <text:p text:style-name="P3">Validar e travar posições da especialização perante a entidade</text:p>
        </text:list-item>
        <text:list-item>
          <text:p text:style-name="P17">Fazer ligação do tipo generalização e especialização</text:p>
          <text:list>
            <text:list-item>
              <text:p text:style-name="P21">Implementar demais áreas de contato com a especialização</text:p>
            </text:list-item>
          </text:list>
        </text:list-item>
        <text:list-item>
          <text:p text:style-name="P23"><text:span text:style-name="T10">Não permitir </text:span><text:span text:style-name="T11">adicionar auto-relacionamento mais de uma vez. </text:span><text:span text:style-name="T23">(</text:span><text:span text:style-name="T24">O MER permite isso</text:span><text:span text:style-name="T23">)</text:span></text:p>
        </text:list-item>
        <text:list-item>
          <text:p text:style-name="P1"><text:span text:style-name="T3">Ao criar automaticamente um relacionamento (em auto-relacionamentos), posicionar o relacionamento para mais perto das entidades</text:span><text:span text:style-name="T17">(parcialmente, somente auto relacionamento)</text:span></text:p>
        </text:list-item>
        <text:list-item>
          <text:p text:style-name="P8"><text:span text:style-name="T13">Erro crítico no CTR+Z </text:span><text:span text:style-name="T14">(possivelmente também no CTR+Y) </text:span><text:span text:style-name="T15">ocorrendo em modelos</text:span><text:span text:style-name="T12"> </text:span><text:span text:style-name="T15">que foram abertos (se criar um novo, isso não ocorre)</text:span></text:p>
        </text:list-item>
        <text:list-item>
          <text:p text:style-name="P22">Não permitir atributos ou entidades com o mesmo nome</text:p>
        </text:list-item>
        <text:list-item>
          <text:p text:style-name="P5">Corrigir bug com falta da extensão .odm ao salvar o projeto.</text:p>
        </text:list-item>
        <text:list-item>
          <text:p text:style-name="P24">Aplicar anti-aliasing</text:p>
        </text:list-item>
        <text:list-item>
          <text:p text:style-name="P6">Alterar exportação de imagem para considerar área utilizada do palco.</text:p>
        </text:list-item>
        <text:list-item>
          <text:p text:style-name="P18"><text:span text:style-name="T16">Fazer manual do Tupiniquim </text:span><text:span text:style-name="T17">(parcialmente)</text:span></text:p>
        </text:list-item>
        <text:list-item>
          <text:p text:style-name="P9">Implementar a consulta de nova versão do Tupiniquim</text:p>
        </text:list-item>
        <text:list-item>
          <text:p text:style-name="P9">Implementar o gerenciamento de erros</text:p>
        </text:list-item>
        <text:list-item>
          <text:p text:style-name="P25">Desenvolver tela de configurações do Tupiniquim</text:p>
        </text:list-item>
        <text:list-item>
          <text:p text:style-name="P25">Desenvolver a configuração do Tupiniquim</text:p>
        </text:list-item>
        <text:list-item>
          <text:p text:style-name="P26">Criar uma página 'Em breve' para o Tupiniquim no site</text:p>
        </text:list-item>
        <text:list-item>
          <text:p text:style-name="P7">- Problema de extensão em 'Recentes'</text:p>
        </text:list-item>
        <text:list-item>
          <text:p text:style-name="P7">- As vezes salva 0 bytes</text:p>
        </text:list-item>
        <text:list-item>
          <text:p text:style-name="P7">- Armazenar último caminho em 'Abrir'</text:p>
        </text:list-item>
        <text:list-item>
          <text:p text:style-name="P19">Colocar no titulo o nome do modelo aberto</text:p>
        </text:list-item>
        <text:list-item>
          <text:p text:style-name="P27">Limitar o tamanho da pilha em CTR+Z</text:p>
        </text:list-item>
        <text:list-item>
          <text:p text:style-name="P28">Desenvolver tooltip para observação nos componentes</text:p>
        </text:list-item>
        <text:list-item>
          <text:p text:style-name="P20">Permitir ajustes de cotovelos nas ligações</text:p>
        </text:list-item>
        <text:list-item>
          <text:p text:style-name="P28">Permitir mudar a cardinalidade de local</text:p>
        </text:list-item>
        <text:list-item>
          <text:p text:style-name="P29">Permitir quebra de linha no bloco de anotação</text:p>
        </text:list-item>
        <text:list-item>
          <text:p text:style-name="P30">Permitir adicionar desvios em <text:span text:style-name="T22">cruzamento</text:span> de ligações <text:span text:style-name="T21">(em formato de “U”)</text:span></text:p>
        </text:list-item>
        <text:list-item>
          <text:p text:style-name="P31">Documentar as controll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3-07-07T22:28:38</meta:creation-date>
    <dc:date>2013-09-24T15:15:28</dc:date>
    <dc:creator>Gustavo </dc:creator>
    <meta:editing-duration>PT4H49M6S</meta:editing-duration>
    <meta:editing-cycles>49</meta:editing-cycles>
    <meta:generator>LibreOffice/3.6$Linux_X86_64 LibreOffice_project/360m1$Build-2</meta:generator>
    <meta:document-statistic meta:table-count="0" meta:image-count="0" meta:object-count="0" meta:page-count="1" meta:paragraph-count="37" meta:word-count="320" meta:character-count="1943" meta:non-whitespace-character-count="1697"/>
  </office:meta>
</office:document-meta>
</file>